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ontAwesome" svg:font-family="FontAwesome" style:font-pitch="variable"/>
    <style:font-face style:name="LKLUG" svg:font-family="LKLUG"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Century Schoolbook L" officeooo:rsid="00040227" officeooo:paragraph-rsid="000402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Working with tiny face detector and using small data sets, I have been able to show that the algorithm has a harder time finding faces in a black and white picture. First, we start by running the tiny face detector on a small subset of images and formatting the bounding boxes given by the algorithm in a way that can be compared to the ground truth for the same images. After running the algorithm on all desired images, we can compare the results from the tiny face detector to those from the ground truth. By altering the way that the original widerface evaluation tools are written we can obtain test results that correspond to our smaller testing case. Next, we run tiny face detector on the same subset of images again, but we can translate them to black and white color from their original coloring. After the conversion, tiny face detector is run again and the new results stored as well. We can now evaluate the black and white results from the tiny face detector using our same altered widerface evaluation. After obtaining our precision recall curves for both the original images and the black and white images we can plot the results of both on the same graph. The charts differ by 'difficulty' which is considered to be the difficulty level that is included in evaluation. These difficulties are obtained by observing the difficult conditions that each ground truth face may be in, such as blur or occlusion. Once each chart is plotted we see the following from illustrations 1, 2, and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ontAwesome" svg:font-family="FontAwesome" style:font-pitch="variable"/>
    <style:font-face style:name="LKLUG" svg:font-family="LKLUG"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2:03:13.308325968</meta:creation-date>
    <dc:date>2017-05-30T12:37:46.430853057</dc:date>
    <meta:editing-duration>PT4M12S</meta:editing-duration>
    <meta:editing-cycles>1</meta:editing-cycles>
    <meta:document-statistic meta:table-count="0" meta:image-count="0" meta:object-count="0" meta:page-count="1" meta:paragraph-count="1" meta:word-count="264" meta:character-count="1502" meta:non-whitespace-character-count="1238"/>
    <meta:generator>LibreOffice/4.2.8.2$Linux_X86_64 LibreOffice_project/420m0$Build-2</meta:generator>
  </office:meta>
</office:document-meta>
</file>